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38.51mm"/>
    </style:style>
    <style:style style:name="co22" style:family="table-column">
      <style:table-column-properties fo:break-before="auto" style:column-width="15.98mm"/>
    </style:style>
    <style:style style:name="co23" style:family="table-column">
      <style:table-column-properties fo:break-before="auto" style:column-width="36.12mm"/>
    </style:style>
    <style:style style:name="co24" style:family="table-column">
      <style:table-column-properties fo:break-before="auto" style:column-width="29mm"/>
    </style:style>
    <style:style style:name="co25" style:family="table-column">
      <style:table-column-properties fo:break-before="auto" style:column-width="72.74mm"/>
    </style:style>
    <style:style style:name="co26" style:family="table-column">
      <style:table-column-properties fo:break-before="auto" style:column-width="28.33mm"/>
    </style:style>
    <style:style style:name="co27" style:family="table-column">
      <style:table-column-properties fo:break-before="auto" style:column-width="9.35mm"/>
    </style:style>
    <style:style style:name="co28" style:family="table-column">
      <style:table-column-properties fo:break-before="auto" style:column-width="48.26mm"/>
    </style:style>
    <style:style style:name="co29" style:family="table-column">
      <style:table-column-properties fo:break-before="auto" style:column-width="9.56mm"/>
    </style:style>
    <style:style style:name="co30" style:family="table-column">
      <style:table-column-properties fo:break-before="auto" style:column-width="22.1mm"/>
    </style:style>
    <style:style style:name="co31" style:family="table-column">
      <style:table-column-properties fo:break-before="auto" style:column-width="117.21mm"/>
    </style:style>
    <style:style style:name="co32" style:family="table-column">
      <style:table-column-properties fo:break-before="auto" style:column-width="53.48mm"/>
    </style:style>
    <style:style style:name="co33" style:family="table-column">
      <style:table-column-properties fo:break-before="auto" style:column-width="9.63mm"/>
    </style:style>
    <style:style style:name="co34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2.88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16.99mm" fo:break-before="auto" style:use-optimal-row-height="true"/>
    </style:style>
    <style:style style:name="ro10" style:family="table-row">
      <style:table-row-properties style:row-height="45.28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14.46mm" fo:break-before="auto" style:use-optimal-row-height="true"/>
    </style:style>
    <style:style style:name="ro14" style:family="table-row">
      <style:table-row-properties style:row-height="23.28mm" fo:break-before="auto" style:use-optimal-row-height="true"/>
    </style:style>
    <style:style style:name="ro15" style:family="table-row">
      <style:table-row-properties style:row-height="25.66mm" fo:break-before="auto" style:use-optimal-row-height="true"/>
    </style:style>
    <style:style style:name="ro16" style:family="table-row">
      <style:table-row-properties style:row-height="22.77mm" fo:break-before="auto" style:use-optimal-row-height="fals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5.4mm" fo:break-before="auto" style:use-optimal-row-height="true"/>
    </style:style>
    <style:style style:name="ro20" style:family="table-row">
      <style:table-row-properties style:row-height="32.1mm" fo:break-before="auto" style:use-optimal-row-height="true"/>
    </style:style>
    <style:style style:name="ro21" style:family="table-row">
      <style:table-row-properties style:row-height="14.34mm" fo:break-before="auto" style:use-optimal-row-height="true"/>
    </style:style>
    <style:style style:name="ro22" style:family="table-row">
      <style:table-row-properties style:row-height="11.04mm" fo:break-before="auto" style:use-optimal-row-height="true"/>
    </style:style>
    <style:style style:name="ro23" style:family="table-row">
      <style:table-row-properties style:row-height="11.57mm" fo:break-before="auto" style:use-optimal-row-height="true"/>
    </style:style>
    <style:style style:name="ro24" style:family="table-row">
      <style:table-row-properties style:row-height="30.92mm" fo:break-before="auto" style:use-optimal-row-height="true"/>
    </style:style>
    <style:style style:name="ro25" style:family="table-row">
      <style:table-row-properties style:row-height="41.91mm" fo:break-before="auto" style:use-optimal-row-height="true"/>
    </style:style>
    <style:style style:name="ro26" style:family="table-row">
      <style:table-row-properties style:row-height="35.79mm" fo:break-before="auto" style:use-optimal-row-height="true"/>
    </style:style>
    <style:style style:name="ro27" style:family="table-row">
      <style:table-row-properties style:row-height="45.76mm" fo:break-before="auto" style:use-optimal-row-height="true"/>
    </style:style>
    <style:style style:name="ro28" style:family="table-row">
      <style:table-row-properties style:row-height="42.42mm" fo:break-before="auto" style:use-optimal-row-height="false"/>
    </style:style>
    <style:style style:name="ro29" style:family="table-row">
      <style:table-row-properties style:row-height="18.94mm" fo:break-before="auto" style:use-optimal-row-height="true"/>
    </style:style>
    <style:style style:name="ro30" style:family="table-row">
      <style:table-row-properties style:row-height="42.81mm" fo:break-before="auto" style:use-optimal-row-height="true"/>
    </style:style>
    <style:style style:name="ro31" style:family="table-row">
      <style:table-row-properties style:row-height="34.4mm" fo:break-before="auto" style:use-optimal-row-height="true"/>
    </style:style>
    <style:style style:name="ro32" style:family="table-row">
      <style:table-row-properties style:row-height="4.55mm" fo:break-before="auto" style:use-optimal-row-height="true"/>
    </style:style>
    <style:style style:name="ro33" style:family="table-row">
      <style:table-row-properties style:row-height="8.59mm" fo:break-before="auto" style:use-optimal-row-height="true"/>
    </style:style>
    <style:style style:name="ro34" style:family="table-row">
      <style:table-row-properties style:row-height="23.51mm" fo:break-before="auto" style:use-optimal-row-height="true"/>
    </style:style>
    <style:style style:name="ro35" style:family="table-row">
      <style:table-row-properties style:row-height="9.12mm" fo:break-before="auto" style:use-optimal-row-height="true"/>
    </style:style>
    <style:style style:name="ro36" style:family="table-row">
      <style:table-row-properties style:row-height="6.31mm" fo:break-before="auto" style:use-optimal-row-height="true"/>
    </style:style>
    <style:style style:name="ro37" style:family="table-row">
      <style:table-row-properties style:row-height="18.06mm" fo:break-before="auto" style:use-optimal-row-height="true"/>
    </style:style>
    <style:style style:name="ro38" style:family="table-row">
      <style:table-row-properties style:row-height="15.26mm" fo:break-before="auto" style:use-optimal-row-height="true"/>
    </style:style>
    <style:style style:name="ro39" style:family="table-row">
      <style:table-row-properties style:row-height="18.24mm" fo:break-before="auto" style:use-optimal-row-height="true"/>
    </style:style>
    <style:style style:name="ro40" style:family="table-row">
      <style:table-row-properties style:row-height="21.22mm" fo:break-before="auto" style:use-optimal-row-height="true"/>
    </style:style>
    <style:style style:name="ro41" style:family="table-row">
      <style:table-row-properties style:row-height="20.36mm" fo:break-before="auto" style:use-optimal-row-height="true"/>
    </style:style>
    <style:style style:name="ro42" style:family="table-row">
      <style:table-row-properties style:row-height="14.73mm" fo:break-before="auto" style:use-optimal-row-height="true"/>
    </style:style>
    <style:style style:name="ro43" style:family="table-row">
      <style:table-row-properties style:row-height="39.62mm" fo:break-before="auto" style:use-optimal-row-height="true"/>
    </style:style>
    <style:style style:name="ro44" style:family="table-row">
      <style:table-row-properties style:row-height="14.71mm" fo:break-before="auto" style:use-optimal-row-height="true"/>
    </style:style>
    <style:style style:name="ro45" style:family="table-row">
      <style:table-row-properties style:row-height="11.84mm" fo:break-before="auto" style:use-optimal-row-height="true"/>
    </style:style>
    <style:style style:name="ro46" style:family="table-row">
      <style:table-row-properties style:row-height="60.54mm" fo:break-before="auto" style:use-optimal-row-height="true"/>
    </style:style>
    <style:style style:name="ro47" style:family="table-row">
      <style:table-row-properties style:row-height="73.18mm" fo:break-before="auto" style:use-optimal-row-height="true"/>
    </style:style>
    <style:style style:name="ro48" style:family="table-row">
      <style:table-row-properties style:row-height="73.71mm" fo:break-before="auto" style:use-optimal-row-height="true"/>
    </style:style>
    <style:style style:name="ro49" style:family="table-row">
      <style:table-row-properties style:row-height="4.46mm" fo:break-before="auto" style:use-optimal-row-height="true"/>
    </style:style>
    <style:style style:name="ro50" style:family="table-row">
      <style:table-row-properties style:row-height="103.59mm" fo:break-before="auto" style:use-optimal-row-height="true"/>
    </style:style>
    <style:style style:name="ro51" style:family="table-row">
      <style:table-row-properties style:row-height="14.61mm" fo:break-before="auto" style:use-optimal-row-height="true"/>
    </style:style>
    <style:style style:name="ro52" style:family="table-row">
      <style:table-row-properties style:row-height="14.87mm" fo:break-before="auto" style:use-optimal-row-height="true"/>
    </style:style>
    <style:style style:name="ro53" style:family="table-row">
      <style:table-row-properties style:row-height="4.53mm" fo:break-before="auto" style:use-optimal-row-height="true"/>
    </style:style>
    <style:style style:name="ro54" style:family="table-row">
      <style:table-row-properties style:row-height="11.47mm" fo:break-before="auto" style:use-optimal-row-height="true"/>
    </style:style>
    <style:style style:name="ro55" style:family="table-row">
      <style:table-row-properties style:row-height="5.93mm" fo:break-before="auto" style:use-optimal-row-height="true"/>
    </style:style>
    <style:style style:name="ro56" style:family="table-row">
      <style:table-row-properties style:row-height="17.02mm" fo:break-before="auto" style:use-optimal-row-height="true"/>
    </style:style>
    <style:style style:name="ro57" style:family="table-row">
      <style:table-row-properties style:row-height="19.79mm" fo:break-before="auto" style:use-optimal-row-height="true"/>
    </style:style>
    <style:style style:name="ro58" style:family="table-row">
      <style:table-row-properties style:row-height="3.69mm" fo:break-before="auto" style:use-optimal-row-height="true"/>
    </style:style>
    <style:style style:name="ro59" style:family="table-row">
      <style:table-row-properties style:row-height="4.62mm" fo:break-before="auto" style:use-optimal-row-height="true"/>
    </style:style>
    <style:style style:name="ro60" style:family="table-row">
      <style:table-row-properties style:row-height="10.88mm" fo:break-before="auto" style:use-optimal-row-height="false"/>
    </style:style>
    <style:style style:name="ro61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3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5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7" style:family="table-cell" style:parent-style-name="Default">
      <style:table-cell-properties fo:wrap-option="wrap" fo:border="0.06pt solid #000000" style:vertical-align="top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9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51" style:family="table-cell" style:parent-style-name="Default">
      <style:table-cell-properties fo:wrap-option="wrap"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3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55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63" style:family="table-cell" style:parent-style-name="Default">
      <style:table-cell-properties fo:border="0.06pt solid #000000"/>
    </style:style>
    <style:style style:name="ce164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7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4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8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style:font-name="Liberation Sans" style:font-name-asian="WenQuanYi Zen Hei" style:font-name-complex="Lohit Hindi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style:font-name-asian="WenQuanYi Zen Hei" style:font-name-complex="Lohit Hindi" style:font-name="Courier"/>
    </style:style>
    <style:style style:name="T18" style:family="text">
      <style:text-properties style:font-name-asian="WenQuanYi Zen Hei" style:font-name-complex="Lohit Hindi" style:font-name="Liberation Sans"/>
    </style:style>
    <style:style style:name="T19" style:family="text">
      <style:text-properties style:font-name-asian="WenQuanYi Zen Hei" style:font-name-complex="Lohit Hindi" style:font-name="Liberation Sans" fo:font-style="italic" style:font-style-asian="italic" style:font-style-complex="italic"/>
    </style:style>
    <style:style style:name="T20" style:family="text">
      <style:text-properties fo:color="#000000" fo:font-size="7pt" style:font-size-asian="7pt" style:font-size-complex="7pt"/>
    </style:style>
    <style:style style:name="T21" style:family="text">
      <style:text-properties fo:color="#000000" fo:font-size="7pt" style:font-size-asian="7pt" style:font-size-complex="7pt" fo:font-style="italic" style:font-style-asian="italic" style:font-style-complex="italic"/>
    </style:style>
    <style:style style:name="T22" style:family="text">
      <style:text-properties fo:color="#000000" fo:font-size="7pt" style:font-size-asian="7pt" style:font-size-complex="7pt" fo:font-weight="bold" style:font-weight-asian="bold" style:font-weight-complex="bold"/>
    </style:style>
    <style:style style:name="T23" style:family="text">
      <style:text-properties fo:color="#000000" fo:font-size="7pt" style:font-size-asian="7pt" style:font-size-complex="7pt" style:font-name="Courier"/>
    </style:style>
    <style:style style:name="T24" style:family="text">
      <style:text-properties fo:color="#000000" fo:font-size="7pt" style:font-size-asian="7pt" style:font-size-complex="7pt" fo:font-weight="normal" style:font-weight-asian="normal" style:font-weight-complex="normal" style:font-name="Courier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5" calcext:value-type="date">
            <text:p>2016-04-05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ERRORS" calcext:value-type="string">
            <text:p>ERRORS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99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99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Linux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 (2016-04-01)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<text:span text:style-name="T1">Eclipse Modeling Tools distribution</text:span></text:p>
            <text:p><text:span text:style-name="T1">(</text:span><text:span text:style-name="T1"><text:a xlink:href="http://www.eclipse.org/" xlink:type="simple">http://www.eclipse.org</text:a></text:span><text:span text:style-name="T1">) is installed and being executed.</text:span>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YAKINDU entries missing</text:p>
          </table:table-cell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7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7" table:number-rows-repeated="6543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4">Select </text:span><text:span text:style-name="T5">File→New→Project…→Java→Java Project</text:span></text:p>
            <text:p><text:span text:style-name="T6">Click </text:span><text:span text:style-name="T5">Next</text:span></text:p>
            <text:p><text:span text:style-name="T6">Enter </text:span><text:span text:style-name="T5">TestProject</text:span><text:span text:style-name="T6"> into field </text:span><text:span text:style-name="T7">Project name</text:span><text:span text:style-name="T6">.</text:span></text:p>
            <text:p><text:span text:style-name="T6">Click </text:span><text:span text:style-name="T5">Finish</text:span><text:span text:style-name="T6">.</text:span></text:p>
            <text:p><text:span text:style-name="T1">In the </text:span><text:span text:style-name="T8">Confirm Perspective Switch</text:span><text:span text:style-name="T1"> dialog, click </text:span><text:span text:style-name="T9">Yes</text:span><text:span text:style-name="T1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5">Ctrl-N</text:span> to open the New wizard</text:p>
            <text:p>Expand the YAKINDU SCT tree entry and select <text:span text:style-name="T5">Statechart Model</text:span></text:p>
            <text:p>Click <text:span text:style-name="T5">Next</text:span></text:p>
            <text:p>In the <text:span text:style-name="T10">Select Statechart Domain</text:span> dialog, click <text:span text:style-name="T5">Next</text:span>.</text:p>
            <text:p>Enter <text:span text:style-name="T5">Staircase.sct</text:span> into the <text:span text:style-name="T10">File name</text:span> field.</text:p>
            <text:p>Click <text:span text:style-name="T5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5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1">The statechart contains a region named "main region". That region contains an entry state and a transition leading to state "StateA".</text:span></text:p>
            <text:p/>
            <text:p><text:span text:style-name="T1">There are no warning or error markers.</text:span></text:p>
            <text:p/>
            <text:p><text:span text:style-name="T1">The </text:span><text:span text:style-name="T8">Problems</text:span><text:span text:style-name="T1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5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Properties views opens, but the state's properties are shown only after another click on the state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error message reads "Node is not reachable.", i.e. the reason is not given.</text:p>
          </table:table-cell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/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1">Enter the following code into the state specification of the </text:span><text:span text:style-name="T8">LightOn</text:span><text:span text:style-name="T1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5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opy</text:span> (CTRL+C) to copy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opy</text:span> (CTRL+C) to copy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ut</text:span> (CTRL+X) to delete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ut</text:span> (CTRL+X) to delete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SUCCEDED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1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<text:span text:style-name="T10">LightOff</text:span> and <text:span text:style-name="T10">LightOn</text:span> cannot be expanded (no little triangle).</text:p>
          </table:table-cell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5">[Ctrl++]</text:span> to zoom in and <text:span text:style-name="T5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esn't work. However, holding <text:span text:style-name="T5">[Ctrl]</text:span> and turning the mouse wheel works.</text:p>
          </table:table-cell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</calcext:conditional-formats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5">Run-&gt;Run Configurations...</text:span></text:p>
            <text:p>Select <text:span text:style-name="T10">Statechart Simulation.</text:span></text:p>
            <text:p>Click on the <text:span text:style-name="T5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5">Apply</text:span> button to save settings.</text:p>
            <text:p>Click on <text:span text:style-name="T5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SUCCEDED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When a transition is taken, it flashes briefly, but doesn't remain colored orange until the next transition is taken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5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2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<text:span text:style-name="T5">Help</text:span> menu does not have a <text:span text:style-name="T5">Welcome</text:span> entry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only two of these error messages only, not four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2 and to line 3 of the model file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1 and to line 4 of the model file.</text:p>
          </table:table-cell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/>
            <text:p><text:span text:style-name="T11">interface A:</text:span></text:p>
            <text:p><text:span text:style-name="T11">in event keypress</text:span></text:p>
            <text:p/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/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27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Actually displayed proposals are:</text:p>
            <text:p>A</text:p>
            <text:p>B</text:p>
            <text:p>boolean</text:p>
            <text:p>integer</text:p>
            <text:p>light : boolean</text:p>
            <text:p>real</text:p>
            <text:p>string</text:p>
            <text:p>void</text:p>
            <text:p>[</text:p>
            <text:p>after</text:p>
            <text:p>always</text:p>
            <text:p>entry</text:p>
            <text:p>every</text:p>
            <text:p>exit</text:p>
            <text:p>oncycle</text:p>
          </table:table-cell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0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9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<text:span text:style-name="T10">TestProject.generator.xpand</text:span> has been created in the workspace.</text:p>
          </table:table-cell>
          <table:table-cell table:style-name="ce108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9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Project <text:span text:style-name="T10">TestProject.generator.xtend</text:span> has been created in the workspace.</text:p>
          </table:table-cell>
          <table:table-cell table:style-name="ce109" table:content-validation-name="val2" office:value-type="string" calcext:value-type="string">
            <text:p>SUCCEDED</text:p>
          </table:table-cell>
          <table:table-cell table:style-name="ce104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21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2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32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4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Java.sgen</text:span>. </text:p>
            <text:p>Click <text:span text:style-name="T5">Next</text:span>.</text:p>
            <text:p>Select <text:span text:style-name="T14">YAKINDU SCT Java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Java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15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.</text:span></text:p>
            <text:p>Change <text:span text:style-name="T10">targetFolder</text:span> to from <text:span text:style-name="T10">src-gen</text:span> to <text:span text:style-name="T10">src-gen-java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java</text:span> has been created and populated with with generated code.</text:p>
          </table:table-cell>
          <table:table-cell table:style-name="ce116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6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13" office:value-type="string" calcext:value-type="string">
            <text:p>Hover over the <text:span text:style-name="T5">Outlet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7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Debug</text:span> feature to the sgen file:</text:p>
            <text:p><text:span text:style-name="T11">feature Debug {</text:span></text:p>
            <text:p><text:span text:style-name="T11">dumpSexec = true</text:span></text:p>
            <text:p><text:span text:style-name="T11">}</text:span></text:p>
            <text:p/>
            <text:p>Hover over the <text:span text:style-name="T5">Debu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8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FunctionInlining</text:span> feature to the sgen file:</text:p>
            <text:p><text:span text:style-name="T11">feature FunctionInlining {</text:span></text:p>
            <text:p><text:span text:style-name="T11">}</text:span></text:p>
            <text:p/>
            <text:p>Hover over the <text:span text:style-name="T5">FunctionInlinin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9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GeneralFeatures</text:span> feature to the sgen file:</text:p>
            <text:p><text:span text:style-name="T11">feature GeneralFeatures {</text:span></text:p>
            <text:p><text:span text:style-name="T11">}</text:span></text:p>
            <text:p/>
            <text:p>Hover over the <text:span text:style-name="T5">GeneralFeatures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9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LicenseHeader </text:span>feature to the sgen file:</text:p>
            <text:p><text:span text:style-name="T11">feature LicenseHeader {</text:span></text:p>
            <text:p><text:span text:style-name="T11">licenseText = ""</text:span></text:p>
            <text:p><text:span text:style-name="T11">}</text:span></text:p>
            <text:p/>
            <text:p>Hover over the <text:span text:style-name="T5">LicenseHead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1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40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Naming </text:span>feature to the sgen file:</text:p>
            <text:p><text:span text:style-name="T11">feature Naming {</text:span></text:p>
            <text:p><text:span text:style-name="T11">basePackage = "my.base.name"</text:span></text:p>
            <text:p><text:span text:style-name="T11">implementationSuffix = "mysuffix"</text:span></text:p>
            <text:p><text:span text:style-name="T11">}</text:span></text:p>
            <text:p/>
            <text:p>Hover over the <text:span text:style-name="T5">Naming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2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RunnableWrapper </text:span>feature to the sgen file:</text:p>
            <text:p><text:span text:style-name="T11">feature RunnableWrapper {</text:span></text:p>
            <text:p><text:span text:style-name="T11">}</text:span></text:p>
            <text:p/>
            <text:p>Hover over the <text:span text:style-name="T5">RunnableWrapp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3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24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C.sgen</text:span>. </text:p>
            <text:p>Click <text:span text:style-name="T5">Next</text:span>.</text:p>
            <text:p>Select <text:span text:style-name="T14">YAKINDU SCT C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C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5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.</text:span></text:p>
            <text:p>Change <text:span text:style-name="T10">targetFolder</text:span> to from <text:span text:style-name="T10">src-gen</text:span> to <text:span text:style-name="T10">src-gen-c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</text:span> has been created and populated with with generated code.</text:p>
          </table:table-cell>
          <table:table-cell table:style-name="ce126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Cpp.sgen</text:span>. </text:p>
            <text:p>Click <text:span text:style-name="T5">Next</text:span>.</text:p>
            <text:p>Select <text:span text:style-name="T14">YAKINDU SCT C++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Cpp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pp.sgen.</text:span></text:p>
            <text:p>Change <text:span text:style-name="T10">targetFolder</text:span> to from <text:span text:style-name="T10">src-gen</text:span> to <text:span text:style-name="T10">src-gen-cpp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pp</text:span> has been created and populated with with generated code.</text:p>
          </table:table-cell>
          <table:table-cell table:style-name="ce128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Xpand.sgen</text:span>. </text:p>
            <text:p>Click <text:span text:style-name="T5">Next</text:span>.</text:p>
            <text:p>Select <text:span text:style-name="T14">Custom Xpand-based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Xpand.sgen</text:span> has been created with initial settings.</text:p>
          </table:table-cell>
          <table:table-cell table:style-name="ce129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41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 path</text:p>
          </table:table-cell>
          <table:table-cell table:style-name="ce14" office:value-type="string" calcext:value-type="string">
            <text:p>T8.4</text:p>
          </table:table-cell>
          <table:table-cell table:style-name="ce114" office:value-type="string" calcext:value-type="string">
            <text:p>Open the properties of the TestProject project (rightclick → <text:span text:style-name="T5">Properties </text:span>or [Alt+Enter]).</text:p>
            <text:p>Select <text:span text:style-name="T5">Java Build Path</text:span>.</text:p>
            <text:p>Select tab <text:span text:style-name="T5">Projects</text:span>.</text:p>
            <text:p>Click <text:span text:style-name="T5">Add…</text:span>.</text:p>
            <text:p>Add <text:span text:style-name="T10">TestProject.generator.xpa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0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42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the file <text:span text:style-name="T10">StaircaseXpand.sgen</text:span><text:span text:style-name="T15"> and set the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1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Xtend.sgen</text:span>. </text:p>
            <text:p>Click <text:span text:style-name="T5">Next</text:span>.</text:p>
            <text:p>Select <text:span text:style-name="T14">Custom Xtend2/Java-based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Xtend.sgen</text:span> has been created with initial settings.</text:p>
          </table:table-cell>
          <table:table-cell table:style-name="ce132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41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Open the properties of the TestProject project (rightclick → <text:span text:style-name="T5">Properties </text:span>or [Alt+Enter]).</text:p>
            <text:p>Select <text:span text:style-name="T5">Java Build Path</text:span>.</text:p>
            <text:p>Select tab <text:span text:style-name="T5">Projects</text:span>.</text:p>
            <text:p>Click <text:span text:style-name="T5">Add…</text:span>.</text:p>
            <text:p>Add <text:span text:style-name="T10">TestProject.generator.xte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3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42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the file <text:span text:style-name="T10">StaircaseXtend.sgen</text:span><text:span text:style-name="T15"> and set the following features:</text:span></text:p>
            <text:p>- targetFolder = "src-gen-xtend"</text:p>
            <text:p><text:span text:style-name="T15">- templateProject = "TestProject.generator.xtend"</text:span></text:p>
            <text:p><text:span text:style-name="T15">- templatePath = "testproject.generator.xtend.XtendGenerator"</text:span></text:p>
            <text:p><text:span text:style-name="T15">Save the file.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4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1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1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ce2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5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ERRORS" calcext:value-type="string">
            <text:p>ERRO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6" table:formula="of:=COUNTIF([.F16:.F101];&quot;FAILED&quot;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37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3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Proposals <text:s/>and documentation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the definition section..</text:p>
            <text:p><text:span text:style-name="T1">Open the </text:span><text:span text:style-name="T8">Properties</text:span><text:span text:style-name="T1"> view.</text:span></text:p>
            <text:p><text:span text:style-name="T1">Select the </text:span><text:span text:style-name="T8">Model</text:span><text:span text:style-name="T1"> tab.</text:span></text:p>
            <text:p><text:span text:style-name="T1">Empty the </text:span><text:span text:style-name="T8">Statechart Behavior</text:span><text:span text:style-name="T1"> text field.</text:span></text:p>
            <text:p><text:span text:style-name="T1">In the </text:span><text:span text:style-name="T8">Statechart Behavior</text:span><text:span text:style-name="T1"> </text:span><text:span text:style-name="T1">text field, 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interface</text:span></text:p>
            <text:p><text:span text:style-name="T17">internal</text:span></text:p>
            <text:p><text:span text:style-name="T17">namespace</text:span></text:p>
            <text:p><text:span text:style-name="T1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3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4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face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The following proposals are shown in a drop-down menu:</text:p>
            <text:p><text:span text:style-name="T11">Name – XID</text:span></text:p>
            <text:p><text:span text:style-name="T11">:</text:span></text:p>
          </table:table-cell>
          <table:table-cell table:style-name="ce140" table:content-validation-name="val2" office:value-type="string" calcext:value-type="string">
            <text:p>SUCCEDED</text:p>
          </table:table-cell>
          <table:table-cell table:style-name="ce104"/>
        </table:table-row>
        <table:table-row table:style-name="ro45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nal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The following proposal is shown in a drop-down menu:</text:p>
            <text:p><text:span text:style-name="T11">:</text:span></text:p>
          </table:table-cell>
          <table:table-cell table:style-name="ce141" table:content-validation-name="val2" office:value-type="string" calcext:value-type="string">
            <text:p>SUCCEDED</text:p>
          </table:table-cell>
          <table:table-cell table:style-name="ce29"/>
        </table:table-row>
        <table:table-row table:style-name="ro45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namespace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No proposal is shown.</text:p>
          </table:table-cell>
          <table:table-cell table:style-name="ce142" table:content-validation-name="val2" office:value-type="string" calcext:value-type="string">
            <text:p>SUCCEDED</text:p>
          </table:table-cell>
          <table:table-cell table:style-name="ce104"/>
        </table:table-row>
        <table:table-row table:style-name="ro46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92" office:value-type="string" calcext:value-type="string">
            <text:p>T2.9</text:p>
          </table:table-cell>
          <table:table-cell table:style-name="ce29" office:value-type="string" calcext:value-type="string">
            <text:p>Select any transition.</text:p>
            <text:p>Open the <text:span text:style-name="T10">Properties</text:span> view.</text:p>
            <text:p>Select the <text:span text:style-name="T10">Model</text:span> tab.</text:p>
            <text:p>Empty the <text:span text:style-name="T10">Expression</text:span> text field.</text:p>
            <text:p>In the <text:span text:style-name="T10">Expression</text:span> text field, press <text:span text:style-name="T5">[Ctrl+Space]</text:span>.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#</text:span></text:p>
            <text:p><text:span text:style-name="T17">/</text:span></text:p>
            <text:p><text:span text:style-name="T17">[</text:span></text:p>
            <text:p><text:span text:style-name="T17">after</text:span></text:p>
            <text:p><text:span text:style-name="T17">always</text:span></text:p>
            <text:p><text:span text:style-name="T17">default</text:span></text:p>
            <text:p><text:span text:style-name="T17">else</text:span></text:p>
            <text:p><text:span text:style-name="T17">every</text:span></text:p>
            <text:p><text:span text:style-name="T17">oncycle</text:span></text:p>
            <text:p><text:span text:style-name="T8">Trigger event names</text:span></text:p>
            <text:p><text:span text:style-name="T1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3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97" office:value-type="string" calcext:value-type="string">
            <text:p><text:span text:style-name="T1">Empty the </text:span><text:span text:style-name="T8">Expression</text:span><text:span text:style-name="T1"> text field.</text:span></text:p>
            <text:p><text:span text:style-name="T1">Enter the text </text:span><text:span text:style-name="T17">after</text:span><text:span text:style-name="T18"> followed by a space character into the </text:span><text:span text:style-name="T19">Expression</text:span><text:span text:style-name="T18"> text field.</text:span></text:p>
            <text:p><text:span text:style-name="T1">Press </text:span><text:span text:style-name="T9">[Ctrl+Space]</text:span><text:span text:style-name="T1">.</text:span></text:p>
            <text:p><text:span text:style-name="T1"/></text:p>
            <text:p><text:span text:style-name="T1"/></text:p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8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97" office:value-type="string" calcext:value-type="string">
            <text:p><text:span text:style-name="T1">Empty the </text:span><text:span text:style-name="T8">Expression</text:span><text:span text:style-name="T1"> text field.</text:span></text:p>
            <text:p><text:span text:style-name="T1">Enter the text </text:span><text:span text:style-name="T17">every</text:span><text:span text:style-name="T18"> followed by a space character into the </text:span><text:span text:style-name="T19">Expression</text:span><text:span text:style-name="T18"> text field.</text:span></text:p>
            <text:p><text:span text:style-name="T1">Press </text:span><text:span text:style-name="T9">[Ctrl+Space]</text:span><text:span text:style-name="T1">.</text:span></text:p>
            <text:p><text:span text:style-name="T1"/></text:p>
            <text:p><text:span text:style-name="T1"/></text:p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6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any state.</text:p>
            <text:p><text:span text:style-name="T1">Open the </text:span><text:span text:style-name="T8">Properties</text:span><text:span text:style-name="T1"> view.</text:span></text:p>
            <text:p><text:span text:style-name="T1">Select the </text:span><text:span text:style-name="T8">Model</text:span><text:span text:style-name="T1"> tab.</text:span></text:p>
            <text:p><text:span text:style-name="T1">Empty the </text:span><text:span text:style-name="T8">State Behavior</text:span><text:span text:style-name="T1"> text field.</text:span></text:p>
            <text:p><text:span text:style-name="T1">In the </text:span><text:span text:style-name="T8">State Behavior</text:span><text:span text:style-name="T1"> </text:span><text:span text:style-name="T1">text field, press </text:span><text:span text:style-name="T9">[Ctrl+Space]</text:span><text:span text:style-name="T1">.</text:span></text:p>
            <text:p><text:span text:style-name="T1"/>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7">after</text:span></text:p>
            <text:p><text:span text:style-name="T17">always</text:span></text:p>
            <text:p><text:span text:style-name="T17">entry</text:span></text:p>
            <text:p><text:span text:style-name="T17">every</text:span></text:p>
            <text:p><text:span text:style-name="T17">exit</text:span></text:p>
            <text:p><text:span text:style-name="T17">oncycle</text:span></text:p>
            <text:p><text:span text:style-name="T1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More proposals than those specified are shown.</text:p>
            <text:p/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1">Empty the </text:span><text:span text:style-name="T8">State Behavior </text:span><text:span text:style-name="T1"> text field.</text:span></text:p>
            <text:p><text:span text:style-name="T1">Enter the text </text:span><text:span text:style-name="T17">after</text:span><text:span text:style-name="T18"> followed by a space character into the </text:span><text:span text:style-name="T19">State Behavior</text:span><text:span text:style-name="T18"> text field.</text:span></text:p>
            <text:p><text:span text:style-name="T1">Press </text:span><text:span text:style-name="T9">[Ctrl+Space]</text:span><text:span text:style-name="T1">.</text:span></text:p>
            <text:p><text:span text:style-name="T1"/></text:p>
            <text:p><text:span text:style-name="T1"/></text:p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7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1">Empty the </text:span><text:span text:style-name="T8">State Behavior </text:span><text:span text:style-name="T1"> text field.</text:span></text:p>
            <text:p><text:span text:style-name="T1">Enter the text </text:span><text:span text:style-name="T17">every</text:span><text:span text:style-name="T18"> followed by a space character into the </text:span><text:span text:style-name="T19">State Behavior</text:span><text:span text:style-name="T18"> text field.</text:span></text:p>
            <text:p><text:span text:style-name="T1">Press </text:span><text:span text:style-name="T9">[Ctrl+Space]</text:span><text:span text:style-name="T1">.</text:span></text:p>
            <text:p><text:span text:style-name="T1"/></text:p>
            <text:p><text:span text:style-name="T1"/></text:p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17">as</text:span></text:p>
            <text:p><text:span text:style-name="T17">ms</text:span></text:p>
            <text:p><text:span text:style-name="T17">ns</text:span></text:p>
            <text:p><text:span text:style-name="T17">s</text:span></text:p>
            <text:p><text:span text:style-name="T17">us</text:span></text:p>
            <text:p><text:span text:style-name="T17"/></text:p>
            <text:p><text:span text:style-name="T1">For each keyword proposals a corresponding documentation popup window opens when the respective keyword is clicked.</text:span></text:p>
          </table:table-cell>
          <table:table-cell table:style-name="ce148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</calcext:conditional-formats>
      </table:table>
      <table:table table:name="Yakindu SCT Testcase 10 - ExampleFile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ce2"/>
        <table:table-column table:style-name="co24" table:default-cell-style-name="ce23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0" table:formula="of:=COUNTIF([.F16:.F101];&quot;FAILED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29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51" office:value-type="string" calcext:value-type="string">
            <text:p>Select <text:span text:style-name="T5">File → New → Example…</text:span>.</text:p>
            <text:p>Select <text:span text:style-name="T5">YAKINDU SCT Example → Statechart Examples</text:span>.</text:p>
            <text:p>Click <text:span text:style-name="T5">Next</text:span>.</text:p>
            <text:p>Select <text:span text:style-name="T10">traffic_light</text:span>.</text:p>
            <text:p>Click <text:span text:style-name="T5">Finish</text:span>.</text:p>
          </table:table-cell>
          <table:table-cell table:style-name="ce97" office:value-type="string" calcext:value-type="string">
            <text:p>The Trafficlight example is created into the workspace </text:p>
          </table:table-cell>
          <table:table-cell table:style-name="ce152" table:content-validation-name="val2" office:value-type="string" calcext:value-type="string">
            <text:p>FAILED</text:p>
          </table:table-cell>
          <table:table-cell table:style-name="ce97" office:value-type="string" calcext:value-type="string">
            <text:p>The other examples are created, too. I'd think this is at least a bug in the test case specification.</text:p>
          </table:table-cell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office:forms form:automatic-focus="false" form:apply-design-mode="false"/>
        <table:table-column table:style-name="co29" table:default-cell-style-name="Default"/>
        <table:table-column table:style-name="co18" table:default-cell-style-name="ce2"/>
        <table:table-column table:style-name="co30" table:default-cell-style-name="ce23"/>
        <table:table-column table:style-name="co31" table:default-cell-style-name="Default"/>
        <table:table-column table:style-name="co32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5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6" table:formula="of:=COUNTIF([.F15:.F99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50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105" office:value-type="string" calcext:value-type="string">
            <text:p>T2.9</text:p>
          </table:table-cell>
          <table:table-cell table:style-name="ce97" office:value-type="string" calcext:value-type="string">
            <text:p>In the <text:span text:style-name="T10">src</text:span> folder, create a new Java source file <text:span text:style-name="T10">Operations.java</text:span> with following contents:</text:p>
            <text:p/>
            <text:p><text:span text:style-name="T11">import java.io.IOException;</text:span></text:p>
            <text:p><text:span text:style-name="T11"/></text:p>
            <text:p><text:span text:style-name="T11">public class Operations {</text:span></text:p>
            <text:p><text:span text:style-name="T11"/></text:p>
            <text:p><text:span text:style-name="T11"/><text:span text:style-name="T11">public long returnFive() {</text:span></text:p>
            <text:p><text:span text:style-name="T11"/><text:span text:style-name="T11"/><text:span text:style-name="T11">return 5;</text:span></text:p>
            <text:p><text:span text:style-name="T11"/><text:span text:style-name="T11">}</text:span></text:p>
            <text:p><text:span text:style-name="T11"/></text:p>
            <text:p><text:span text:style-name="T11"/><text:span text:style-name="T11">public long returnSum(long i, double d) {</text:span></text:p>
            <text:p><text:span text:style-name="T11"/><text:span text:style-name="T11"/><text:span text:style-name="T11">return (long) (i + d);</text:span></text:p>
            <text:p><text:span text:style-name="T11"/><text:span text:style-name="T11">}</text:span></text:p>
            <text:p><text:span text:style-name="T11"/></text:p>
            <text:p><text:span text:style-name="T11"/><text:span text:style-name="T11">public void throwUncheckedException() {</text:span></text:p>
            <text:p><text:span text:style-name="T11"/><text:span text:style-name="T11"/><text:span text:style-name="T11">throw new RuntimeException("Runtime Exception in executed code");</text:span></text:p>
            <text:p><text:span text:style-name="T11"/><text:span text:style-name="T11">}</text:span></text:p>
            <text:p><text:span text:style-name="T11"/></text:p>
            <text:p><text:span text:style-name="T11"/><text:span text:style-name="T11">public void throwCheckedException() throws IOException {</text:span></text:p>
            <text:p><text:span text:style-name="T11"/><text:span text:style-name="T11"/><text:span text:style-name="T11">throw new IOException("IOException in executed code");</text:span></text:p>
            <text:p><text:span text:style-name="T11"/><text:span text:style-name="T11">}</text:span></text:p>
            <text:p><text:span text:style-name="T11">}</text:span></text:p>
            <text:p><text:span text:style-name="T20"/></text:p>
            <text:p><text:span text:style-name="T20">Right click on </text:span><text:span text:style-name="T21">Staircase.sct</text:span><text:span text:style-name="T20">.</text:span></text:p>
            <text:p><text:span text:style-name="T20">In the context menu, select </text:span><text:span text:style-name="T22">Run as... → Run Configurations</text:span><text:span text:style-name="T20">.</text:span></text:p>
            <text:p><text:span text:style-name="T20">In the Staircase run configuration, enter </text:span><text:span text:style-name="T23">Operations</text:span><text:span text:style-name="T20"> as operation class.</text:span></text:p>
            <text:p><text:span text:style-name="T20">Click </text:span><text:span text:style-name="T22">Apply</text:span><text:span text:style-name="T20">.</text:span></text:p>
            <text:p><text:span text:style-name="T20">Click </text:span><text:span text:style-name="T22">Close</text:span><text:span text:style-name="T20">.</text:span></text:p>
            <text:p><text:span text:style-name="T20"/></text:p>
            <text:p><text:span text:style-name="T20">Open </text:span><text:span text:style-name="T21">Staircase.sct</text:span><text:span text:style-name="T20"> and add the following to the internal scope:</text:span></text:p>
            <text:p><text:span text:style-name="T24">operation returnFive():integer</text:span></text:p>
            <text:p><text:span text:style-name="T24">operation returnSum(param1 : integer, param2 : real ):integer</text:span></text:p>
            <text:p><text:span text:style-name="T24">operation throwUncheckedException(): void</text:span></text:p>
            <text:p><text:span text:style-name="T24">operation throwCheckedException():void</text:span></text:p>
            <text:p><text:span text:style-name="T24">operation unsupportedMethod():void</text:span></text:p>
            <text:p><text:span text:style-name="T6"/></text:p>
          </table:table-cell>
          <table:table-cell table:style-name="ce97" office:value-type="string" calcext:value-type="string">
            <text:p>There are no error markers in the project. There are five warnings "Internal declaration is not used in statechart".</text:p>
          </table:table-cell>
          <table:table-cell table:style-name="ce157" table:content-validation-name="val2" office:value-type="string" calcext:value-type="string">
            <text:p>SUCCEDED</text:p>
          </table:table-cell>
          <table:table-cell table:style-name="ce104"/>
          <table:table-cell table:number-columns-repeated="1017"/>
        </table:table-row>
        <table:table-row table:style-name="ro45">
          <table:table-cell table:style-name="ce153" office:value-type="string" calcext:value-type="string">
            <text:p>T11.2</text:p>
          </table:table-cell>
          <table:table-cell table:style-name="ce154" office:value-type="string" calcext:value-type="string">
            <text:p>Calling a valid operation during statechat execu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transition from <text:span text:style-name="T10">LightOn</text:span> to <text:span text:style-name="T10">LightOff</text:span> and change the expression to <text:span text:style-name="T11">"after returnFive() s"</text:span>.</text:p>
            <text:p>Run simulation.</text:p>
            <text:p><text:span text:style-name="T1">Click </text:span><text:span text:style-name="T8">keypress</text:span><text:span text:style-name="T1"> to transition to state </text:span><text:span text:style-name="T8">LightOn</text:span><text:span text:style-name="T1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58" table:content-validation-name="val2" office:value-type="string" calcext:value-type="string">
            <text:p>SUCCEDED</text:p>
          </table:table-cell>
          <table:table-cell table:style-name="ce163"/>
          <table:table-cell table:number-columns-repeated="1017"/>
        </table:table-row>
        <table:table-row table:style-name="ro51">
          <table:table-cell table:style-name="ce153" office:value-type="string" calcext:value-type="string">
            <text:p>T11.3</text:p>
          </table:table-cell>
          <table:table-cell table:style-name="ce154" office:value-type="string" calcext:value-type="string">
            <text:p>CheckedException during execu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state <text:span text:style-name="T10">LightOn</text:span>.</text:p>
            <text:p>Change expression to <text:span text:style-name="T11">"entry / throwCheckedException()"</text:span>.</text:p>
            <text:p>Run simulation.</text:p>
            <text:p>Click <text:span text:style-name="T10">keypress</text:span> to transition to state <text:span text:style-name="T10">LightOn</text:span>.</text:p>
          </table:table-cell>
          <table:table-cell table:style-name="ce29" office:value-type="string" calcext:value-type="string">
            <text:p>A popup method informs the user that a IOException has occurred in the executed code and offers to relaunch or terminate the simulation.</text:p>
          </table:table-cell>
          <table:table-cell table:style-name="ce159" table:content-validation-name="val2" office:value-type="string" calcext:value-type="string">
            <text:p>SUCCEDED</text:p>
          </table:table-cell>
          <table:table-cell table:style-name="ce163"/>
          <table:table-cell table:number-columns-repeated="1017"/>
        </table:table-row>
        <table:table-row table:style-name="ro51">
          <table:table-cell table:style-name="ce153" office:value-type="string" calcext:value-type="string">
            <text:p>T11.4</text:p>
          </table:table-cell>
          <table:table-cell table:style-name="ce154" office:value-type="string" calcext:value-type="string">
            <text:p>UncheckedException during execu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state <text:span text:style-name="T10">LightOn</text:span>.</text:p>
            <text:p>Change expression to <text:span text:style-name="T11">"entry / throwUncheckedException()"</text:span>.</text:p>
            <text:p>Run simulation.</text:p>
            <text:p>Click <text:span text:style-name="T10">keypress</text:span> to transition to state <text:span text:style-name="T10">LightOn</text:span>.</text:p>
          </table:table-cell>
          <table:table-cell table:style-name="ce29" office:value-type="string" calcext:value-type="string">
            <text:p>A popup method informs the user that a RuntimeException has occurred in the executed code and offers to relaunch or terminate the simulation.</text:p>
          </table:table-cell>
          <table:table-cell table:style-name="ce160" table:content-validation-name="val2" office:value-type="string" calcext:value-type="string">
            <text:p>SUCCEDED</text:p>
          </table:table-cell>
          <table:table-cell table:style-name="ce163"/>
          <table:table-cell table:number-columns-repeated="1017"/>
        </table:table-row>
        <table:table-row table:style-name="ro21">
          <table:table-cell table:style-name="ce153" office:value-type="string" calcext:value-type="string">
            <text:p>T11.5</text:p>
          </table:table-cell>
          <table:table-cell table:style-name="ce154" office:value-type="string" calcext:value-type="string">
            <text:p>Calling invalid opera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<text:span text:style-name="T1">Edit transition from </text:span><text:span text:style-name="T8">LightOn</text:span><text:span text:style-name="T1"> to </text:span><text:span text:style-name="T8">LightOff</text:span><text:span text:style-name="T1"> and change the expression to </text:span><text:span text:style-name="T17">"after returnFive s"</text:span>, i.e. without the brackets.</text:p>
          </table:table-cell>
          <table:table-cell table:style-name="ce29" office:value-type="string" calcext:value-type="string">
            <text:p>The transition has an error marker.</text:p>
          </table:table-cell>
          <table:table-cell table:style-name="ce16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transition does not receive an error marker. The simulation runs flawlessly. </text:p>
          </table:table-cell>
          <table:table-cell table:style-name="ce95" table:number-columns-repeated="1017"/>
        </table:table-row>
        <table:table-row table:style-name="ro52">
          <table:table-cell table:style-name="ce153" office:value-type="string" calcext:value-type="string">
            <text:p>T11.6</text:p>
          </table:table-cell>
          <table:table-cell table:style-name="ce154" office:value-type="string" calcext:value-type="string">
            <text:p>Calling another valid operation during statechat execu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<text:span text:style-name="T1">Edit transition from </text:span><text:span text:style-name="T8">LightOn</text:span><text:span text:style-name="T1"> to </text:span><text:span text:style-name="T8">LightOff</text:span><text:span text:style-name="T1"> and change the expression to </text:span><text:span text:style-name="T17">"after returnSum(1, 4.1) s"</text:span><text:span text:style-name="T18">.</text:span></text:p>
            <text:p><text:span text:style-name="T1">Run simulation.</text:span></text:p>
            <text:p><text:span text:style-name="T1">Click </text:span><text:span text:style-name="T8">keypress</text:span><text:span text:style-name="T1"> to transition to state </text:span><text:span text:style-name="T8">LightOn</text:span><text:span text:style-name="T1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62" table:content-validation-name="val2" office:value-type="string" calcext:value-type="string">
            <text:p>SUCCEDED</text:p>
          </table:table-cell>
          <table:table-cell table:style-name="ce153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</calcext:conditional-formats>
      </table:table>
      <table:table table:name="Yakindu SCT Testcase 12 - Refactoring" table:style-name="ta1">
        <table:table-column table:style-name="co33" table:default-cell-style-name="Default"/>
        <table:table-column table:style-name="co34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4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5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53">
          <table:table-cell/>
          <table:table-cell table:style-name="ce2"/>
          <table:table-cell table:number-columns-repeated="1022"/>
        </table:table-row>
        <table:table-row table:style-name="ro5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5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53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5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53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53">
          <table:table-cell table:number-columns-repeated="1024"/>
        </table:table-row>
        <table:table-row table:style-name="ro5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4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7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5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6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</text:p>
            <text:p>Click on the 'sub diagram' – decorator in the lower right corner to open the subdiagram.</text:p>
          </table:table-cell>
          <table:table-cell table:style-name="ce97" office:value-type="string" calcext:value-type="string">
            <text:p>No specification errors should appear 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5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2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4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7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5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3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71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7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7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8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5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53" table:number-rows-repeated="65483">
          <table:table-cell table:number-columns-repeated="1024"/>
        </table:table-row>
        <table:table-row table:style-name="ro53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33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4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5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53">
          <table:table-cell/>
          <table:table-cell table:style-name="ce2"/>
          <table:table-cell table:number-columns-repeated="1022"/>
        </table:table-row>
        <table:table-row table:style-name="ro5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5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53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53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53">
          <table:table-cell table:number-columns-repeated="1024"/>
        </table:table-row>
        <table:table-row table:style-name="ro5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60">
          <table:table-cell table:style-name="ce173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/>
          <table:table-cell table:style-name="ce104" office:value-type="string" calcext:value-type="string">
            <text:p>Select a state ans hit CTRL + space </text:p>
          </table:table-cell>
          <table:table-cell table:style-name="ce97" office:value-type="string" calcext:value-type="string">
            <text:p>A completion window should appear with the following entries: Add subregion, Add outgoing state</text:p>
          </table:table-cell>
          <table:table-cell table:style-name="ce17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4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/>
          <table:table-cell table:style-name="ce104" office:value-type="string" calcext:value-type="string">
            <text:p>Execute the ' Add subregion' template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61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104" office:value-type="string" calcext:value-type="string">
            <text:p>Execute the <text:s/>'Add outgoing state' template</text:p>
          </table:table-cell>
          <table:table-cell table:style-name="ce97" office:value-type="string" calcext:value-type="string">
            <text:p>A new state should be added. A transition should be drawn from the selected state to the new state. </text:p>
          </table:table-cell>
          <table:table-cell table:style-name="ce1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9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80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81" table:content-validation-name="val1"/>
          <table:table-cell table:style-name="ce104"/>
          <table:table-cell table:style-name="ce95" table:number-columns-repeated="1017"/>
        </table:table-row>
        <table:table-row table:style-name="ro58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5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5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53" table:number-rows-repeated="65483">
          <table:table-cell table:number-columns-repeated="1024"/>
        </table:table-row>
        <table:table-row table:style-name="ro53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 style:data-style-name="N2" text:time-value="10:03:45.6084315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5T12:59:01.225121144</dc:date>
    <meta:editing-duration>P3DT5M26S</meta:editing-duration>
    <meta:editing-cycles>342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80" meta:object-count="0"/>
  </office:meta>
</office:document-meta>
</file>